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47BB16DBB31151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solid" svg:stroke-width="0.028cm" svg:stroke-color="#fae05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559cm" svg:height="2.9cm" svg:x="-0.059cm" svg:y="0.8cm">
          <draw:image xlink:href="Pictures/1000000000000A610000017747BB16DBB311518C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5.1cm" svg:height="1.6cm" svg:x="0.957cm" svg:y="3.928cm">
          <draw:text-box>
            <text:p text:style-name="P3"><text:span text:style-name="T1">Eu sou </text:span></text:p>
          </draw:text-box>
        </draw:frame>
        <draw:frame draw:style-name="gr4" draw:text-style-name="P5" draw:layer="layout" svg:width="19cm" svg:height="22.7cm" svg:x="1cm" svg:y="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85"/>IC - 2018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7T23:06:26.731000000</dc:date>
    <meta:editing-duration>PT5M2S</meta:editing-duration>
    <meta:editing-cycles>1</meta:editing-cycles>
    <meta:document-statistic meta:object-count="4"/>
    <meta:generator>LibreOffice/6.1.0.3$Windows_X86_64 LibreOffice_project/efb621ed25068d70781dc026f7e9c5187a4decd1</meta:generator>
  </office:meta>
</office:document-meta>
</file>